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Motivation of using games:</text:span></text:p>
      <text:p text:style-name="P1"><text:span text:style-name="T1">Similar to DeepMind games provide an optimal training ground for algorithm implementations since they have clear defined rewards success and failure and have a complete observation space. Only if an implementation succeeds in a similar game it has a chance to work on real life problems.</text:span></text:p>
      <text:p text:style-name="P1"><text:span text:style-name="T2"/></text:p>
      <text:p text:style-name="P1"><text:span text:style-name="T3">StarCraft2 general terminology:</text:span></text:p>
      <text:p text:style-name="P1"><text:span text:style-name="T4"/></text:p>
      <text:p text:style-name="P1"><text:span text:style-name="T5">Starcraft2 is a real time strategy game that is usually played in a 1 vs 1 setting. A player selects one of three races at the beginning of the game and tries to destroy every building of their opponent. The necessary skillets to accomplish this can roughly be separated into two categories “macro” and “micro”.</text:span></text:p>
      <text:p text:style-name="P1"><text:span text:style-name="T5">The macro aspect contains the building infrastructure (workers to mine more in-game resources, more buildings and upgrades) or building units designed to attack the opponent. To master the macro aspect of StarCraft2, the capability to plan ahead long term as well as the ability to adapt the own strategy on the fly to the opponents moves are crucially important.</text:span></text:p>
      <text:p text:style-name="P1"><text:span text:style-name="T5">The micro aspect describes the players ability to maneuver </text:span></text:p>
      <text:p text:style-name="P1"><text:span text:style-name="T6"/></text:p>
      <text:p text:style-name="P1"><text:span text:style-name="T6"/></text:p>
      <text:p text:style-name="P1"><text:span text:style-name="T6"/></text:p>
      <text:p text:style-name="P1"><text:span text:style-name="T6"/></text:p>
      <text:p text:style-name="P1"><text:span text:style-name="T7">StarCraft2 from a RL point of view:</text:span></text:p>
      <text:p text:style-name="P1"><text:span text:style-name="T8"/></text:p>
      <text:p text:style-name="P1"><text:span text:style-name="T9">StarCraft2 is a hard game for a reinforcement learning agent to master. Games often have upwards of 50000 actions done therefore creating a sparse reward setting in which it is hard to discern which actions were good and which were bad. Additionally, a big part of the game is anticipating the opponents moves while having imperfect information. Together with an absurdly large action space of [paper1] an agent will need a lot of training and many smart adaptations to prevail in a full game of StarCraft2. </text:span></text:p>
      <text:p text:style-name="P1"><text:span text:style-name="T10"/></text:p>
      <text:p text:style-name="P1"><text:span text:style-name="T11">Our Motivation:</text:span></text:p>
      <text:p text:style-name="P1"><text:span text:style-name="T12"/></text:p>
      <text:p text:style-name="P1"><text:span text:style-name="T13">Watching the deep-mind YouTube video(link) back in 2017 was really impressive. A reinforcement learning agent for a game as complex and with as many steps as StarCraft2 could compete with professional players that earn hundreds of thousands of euros playing StarCraft2. An astonishing result. However there was a big asterix to their initial result. The agents did not outsmart their opponents, but rather beat them through faster and better micro. While the humans can output up to eight useful actions moving units per second the AI output 50+. </text:span></text:p>
      <text:p text:style-name="P1"><text:span text:style-name="T13">A computer naturally is faster and more precise than a human could ever be. This is why we chose a task within the pysc2 environment that favors fast precise actions over long term planning. Similar to [paper 1] we created a specific minigame for the agent to train in using the pysc2 map editor (vlt bild einfügen) in which the agent needs to learn our desired behavior to gain the highest score possible.</text:span></text:p>
      <text:p text:style-name="P1"><text:span text:style-name="T13">We chose a micro task known in the sc2 community as “prism-juggeling” (clip). The encounter includes the agent playing as the “Protoss” race and a ingame-bot playing as the “Zerg” race. Crucially the agent has a flying unit which can pick up ground units. Whereas the Zergbot has slow shooting units, which can only attack ground only units. Therefore any flying or picked up units of our agent are safe. Theoretically it is possible for a Protoss in this situation to:</text:span></text:p>
      <text:p text:style-name="P1"><text:span text:style-name="T13">1. shoot</text:span></text:p>
      <text:p text:style-name="P1"><text:span text:style-name="T13">2. lift its own units to escape the slow shots from the opponent</text:span></text:p>
      <text:p text:style-name="P1"><text:span text:style-name="T13">3. drop down its own unit all without taking damage while damaging the opponent</text:span></text:p>
      <text:p text:style-name="P1"><text:span text:style-name="T14"/></text:p>
      <text:p text:style-name="P1"><text:span text:style-name="T15">Theoretically once mastered the agent should be able to defeat an unlimited amount of zerg-units in a row without taking damage. Possible additions increasing the difficulty of the task would be adding multiple Immortals that need to be managed as well as increasing the number of enemies giving less time to lift the Immortals. We left out these steps due to poor performance of the agent with only one Immortal see results Section.</text:span></text:p>
      <text:p text:style-name="P1"><text:span text:style-name="T16"/></text:p>
      <text:p text:style-name="P1"><text:span text:style-name="T17">Implementation:</text:span></text:p>
      <text:p text:style-name="P1"><draw:frame text:anchor-type="as-char" svg:width="134.94mm" svg:height="85.46mm" style:rel-width="scale" style:rel-height="scale"><draw:object-ole xlink:href="OleObj1"/><draw:image xlink:href="ObjectReplacements/OleObj1"/></draw:frame><text:span text:style-name="T18"/></text:p>
      <text:p text:style-name="P1"><text:span text:style-name="T18"/></text:p>
      <text:p text:style-name="P1"><text:span text:style-name="T18">Wie based our ppo implementation on this pseudocode of a ppo-clip training:<text:line-break/>2. The training process repeats for a given amount of episodes<text:line-break/>3. First we need to collect a predefined amount of trajectories through our environment by sampling over the training policy parameterized with the initial training policy parameters</text:span></text:p>
      <text:p text:style-name="P1"><text:span text:style-name="T18">4. The rewards of the policy´s actions are continously collected while training</text:span></text:p>
      <text:p text:style-name="P1"><text:span text:style-name="T18">5. The advantage for each step is calculated from the rewards from each step and the output of the value function for this step</text:span></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